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5cm"/>
    </style:style>
    <style:style style:name="gr2" style:family="graphic" style:parent-style-name="objectwithoutfill">
      <style:graphic-properties draw:marker-start="Arrow" draw:marker-end="" draw:fill="none" draw:textarea-vertical-align="middle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draw:stroke="none" svg:stroke-color="#000000" draw:fill="none" draw:fill-color="#ffffff" fo:min-height="1.727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18cm"/>
    </style:style>
    <style:style style:name="gr10" style:family="graphic" style:parent-style-name="standard">
      <style:graphic-properties draw:stroke="none" svg:stroke-color="#000000" draw:fill="none" draw:fill-color="#ffffff" fo:min-height="0.942cm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-33% 58%" style:font-name="Liberation Sans1" style:font-name-asian="Liberation Sans1" style:font-name-complex="Liberation Sans1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4cm" svg:height="1.8cm" svg:x="6.6cm" svg:y="12.4cm">
          <draw:text-box>
            <text:p><text:span text:style-name="T1">μ</text:span><text:span text:style-name="T2">sc</text:span></text:p>
          </draw:text-box>
        </draw:frame>
        <draw:line draw:style-name="gr2" draw:text-style-name="P2" draw:layer="layout" svg:x1="8.4cm" svg:y1="2.5cm" svg:x2="8.4cm" svg:y2="18.6cm">
          <text:p/>
        </draw:line>
        <draw:line draw:style-name="gr3" draw:text-style-name="P2" draw:layer="layout" svg:x1="8.8cm" svg:y1="13.216cm" svg:x2="18.4cm" svg:y2="13.216cm">
          <text:p/>
        </draw:line>
        <draw:line draw:style-name="gr4" draw:text-style-name="P2" draw:layer="layout" svg:x1="10.4cm" svg:y1="12.558cm" svg:x2="18.301cm" svg:y2="12.568cm">
          <text:p/>
        </draw:line>
        <draw:line draw:style-name="gr5" draw:text-style-name="P2" draw:layer="layout" svg:x1="7.6cm" svg:y1="14.2cm" svg:x2="21.9cm" svg:y2="14.1cm">
          <text:p/>
        </draw:line>
        <draw:frame draw:style-name="gr6" draw:text-style-name="P1" draw:layer="layout" svg:width="1.4cm" svg:height="1.5cm" svg:x="7.5cm" svg:y="2.1cm">
          <draw:text-box>
            <text:p>E</text:p>
          </draw:text-box>
        </draw:frame>
        <draw:line draw:style-name="gr3" draw:text-style-name="P2" draw:layer="layout" svg:x1="8.8cm" svg:y1="13.216cm" svg:x2="18.4cm" svg:y2="13.216cm">
          <text:p/>
        </draw:line>
        <draw:line draw:style-name="gr3" draw:text-style-name="P2" draw:layer="layout" svg:x1="7.9cm" svg:y1="13.194cm" svg:x2="8.8cm" svg:y2="13.194cm">
          <text:p/>
        </draw:line>
        <draw:frame draw:style-name="gr7" draw:text-style-name="P1" draw:layer="layout" svg:width="2.1cm" svg:height="1.977cm" svg:x="18.4cm" svg:y="12.623cm">
          <draw:text-box>
            <text:p><text:span text:style-name="T1">μ</text:span><text:span text:style-name="T2">bulk</text:span></text:p>
          </draw:text-box>
        </draw:frame>
        <draw:ellipse draw:style-name="gr8" draw:text-style-name="P3" draw:layer="layout" svg:width="4.496cm" svg:height="12.979cm" svg:x="8.4cm" svg:y="-0.379cm" draw:kind="arc" draw:start-angle="180.79" draw:end-angle="270.44">
          <text:p/>
        </draw:ellipse>
        <draw:line draw:style-name="gr4" draw:text-style-name="P2" draw:layer="layout" svg:x1="10.4cm" svg:y1="12.558cm" svg:x2="18.301cm" svg:y2="12.568cm">
          <text:p/>
        </draw:line>
        <draw:line draw:style-name="gr4" draw:text-style-name="P2" draw:layer="layout" svg:x1="8.101cm" svg:y1="6.201cm" svg:x2="8.501cm" svg:y2="6.201cm">
          <text:p/>
        </draw:line>
        <draw:line draw:style-name="gr4" draw:text-style-name="P2" draw:layer="layout" svg:x1="7.902cm" svg:y1="6.193cm" svg:x2="8.502cm" svg:y2="6.193cm">
          <text:p/>
        </draw:line>
        <draw:line draw:style-name="gr4" draw:text-style-name="P2" draw:layer="layout" svg:x1="7.902cm" svg:y1="6.193cm" svg:x2="8.502cm" svg:y2="6.193cm">
          <text:p/>
        </draw:line>
        <draw:frame draw:style-name="gr7" draw:text-style-name="P1" draw:layer="layout" svg:width="1.8cm" svg:height="1.977cm" svg:x="6.4cm" svg:y="5.401cm">
          <draw:text-box>
            <text:p>E<text:span text:style-name="T3">CS</text:span></text:p>
          </draw:text-box>
        </draw:frame>
        <draw:line draw:style-name="gr4" draw:text-style-name="P2" draw:layer="layout" svg:x1="8.102cm" svg:y1="12.402cm" svg:x2="8.502cm" svg:y2="12.402cm">
          <text:p/>
        </draw:line>
        <draw:line draw:style-name="gr4" draw:text-style-name="P2" draw:layer="layout" svg:x1="7.903cm" svg:y1="12.394cm" svg:x2="8.503cm" svg:y2="12.394cm">
          <text:p/>
        </draw:line>
        <draw:line draw:style-name="gr4" draw:text-style-name="P2" draw:layer="layout" svg:x1="7.903cm" svg:y1="12.394cm" svg:x2="8.503cm" svg:y2="12.394cm">
          <text:p/>
        </draw:line>
        <draw:frame draw:style-name="gr7" draw:text-style-name="P1" draw:layer="layout" svg:width="1.8cm" svg:height="1.977cm" svg:x="6.401cm" svg:y="11.602cm">
          <draw:text-box>
            <text:p>E<text:span text:style-name="T3">VS</text:span></text:p>
          </draw:text-box>
        </draw:frame>
        <draw:frame draw:style-name="gr9" draw:text-style-name="P1" draw:layer="layout" svg:width="1.5cm" svg:height="1.268cm" svg:x="18.6cm" svg:y="16.932cm">
          <draw:text-box>
            <text:p>E<text:span text:style-name="T3">VB</text:span></text:p>
          </draw:text-box>
        </draw:frame>
        <draw:frame draw:style-name="gr10" draw:text-style-name="P1" draw:layer="layout" svg:width="2.2cm" svg:height="1.192cm" svg:x="12cm" svg:y="11.508cm">
          <draw:text-box>
            <text:p>CB<text:span text:style-name="T3">min</text:span></text:p>
          </draw:text-box>
        </draw:frame>
        <draw:ellipse draw:style-name="gr8" draw:text-style-name="P3" draw:layer="layout" svg:width="5.157cm" svg:height="11.764cm" svg:x="8.401cm" svg:y="5.937cm" draw:kind="arc" draw:start-angle="180.79" draw:end-angle="270.44">
          <text:p/>
        </draw:ellipse>
        <draw:line draw:style-name="gr4" draw:text-style-name="P2" draw:layer="layout" svg:x1="10.501cm" svg:y1="17.698cm" svg:x2="18.402cm" svg:y2="17.708cm">
          <text:p/>
        </draw:line>
        <draw:ellipse draw:style-name="gr8" draw:text-style-name="P3" draw:layer="layout" svg:width="4.5cm" svg:height="10.955cm" svg:x="8.4cm" svg:y="2.947cm" draw:kind="arc" draw:start-angle="180.79" draw:end-angle="270.44">
          <text:p/>
        </draw:ellipse>
        <draw:line draw:style-name="gr4" draw:text-style-name="P2" draw:layer="layout" svg:x1="10.502cm" svg:y1="13.899cm" svg:x2="18.403cm" svg:y2="13.909cm">
          <text:p/>
        </draw:line>
        <draw:frame draw:style-name="gr9" draw:text-style-name="P1" draw:layer="layout" svg:width="1.5cm" svg:height="1.268cm" svg:x="18.6cm" svg:y="12.032cm">
          <draw:text-box>
            <text:p><text:span text:style-name="T4">E</text:span><text:span text:style-name="T3">CB</text:span></text:p>
          </draw:text-box>
        </draw:frame>
        <draw:frame draw:style-name="gr10" draw:text-style-name="P1" draw:layer="layout" svg:width="2.2cm" svg:height="1.192cm" svg:x="12cm" svg:y="16.808cm">
          <draw:text-box>
            <text:p>VB<text:span text:style-name="T3">max</text:span></text:p>
          </draw:text-box>
        </draw:frame>
        <draw:frame draw:style-name="gr7" draw:text-style-name="P1" draw:layer="layout" svg:width="1.8cm" svg:height="1.977cm" svg:x="18.7cm" svg:y="13.4cm">
          <draw:text-box>
            <text:p>E<text:span text:style-name="T3">D</text:span></text:p>
          </draw:text-box>
        </draw:frame>
        <draw:frame draw:style-name="gr11" draw:text-style-name="P1" draw:layer="layout" svg:width="1.1cm" svg:height="1.2cm" svg:x="21.3cm" svg:y="14.1cm">
          <draw:text-box>
            <text:p>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4:37:24.086000000</meta:creation-date>
    <dc:date>2016-10-11T15:36:17.384000000</dc:date>
    <meta:editing-duration>PT4M9S</meta:editing-duration>
    <meta:editing-cycles>1</meta:editing-cycles>
    <meta:document-statistic meta:object-count="29"/>
    <meta:generator>LibreOffice/5.1.5.2$Windows_x86 LibreOffice_project/7a864d8825610a8c07cfc3bc01dd4fce6a9447e5</meta:generator>
  </office:meta>
</office:document-meta>
</file>